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974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 table:print="false">
        <office:forms form:automatic-focus="false" form:apply-design-mode="false"/>
        <table:table-column table:style-name="co1" table:number-columns-repeated="6" table:default-cell-style-name="Excel_20_Built-in_20_Normal"/>
        <table:table-column table:style-name="co2" table:number-columns-repeated="20" table:default-cell-style-name="Excel_20_Built-in_20_Normal"/>
        <table:table-column table:style-name="co3" table:number-columns-repeated="998" table:default-cell-style-name="Excel_20_Built-in_20_Normal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xpa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Видеокарта NVIDIA GeForce RTX 5070 MSI OC 12Gb (RTX 5070 12G SHADOW 2X OC) </text:p>
          </table:table-cell>
          <table:table-cell table:style-name="ce5" office:value-type="string">
            <text:p>https://www.regard.ru/product/731381/videokarta-nvidia-geforce-rtx-5070-msi-oc-12gb-rtx-5070-12g-shadow-2x-oc/</text:p>
          </table:table-cell>
          <table:table-cell table:style-name="ce1" office:value-type="string">
            <text:p>/html/body/div[1]/div/div[1]/main/div/div[1]/div[3]/div/div[2]/div[1]/div/div/span/spa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Видеокарта MSI Bad Pack RTX5070 SHADOW 2X OC 12GB GDDR7 192bit 3xDP HDMI 2FAN RTL bp </text:p>
          </table:table-cell>
          <table:table-cell table:style-name="ce5" office:value-type="string">
            <text:p>https://3logic.ru/products/videokarta-msi-bad-pack-rtx5070-shadow-2x-oc-12gb-gddr7-192bit-3xdp-hdmi-2fan-rtl-bp-197086/</text:p>
          </table:table-cell>
          <table:table-cell table:style-name="ce1" office:value-type="string">
            <text:p>/html/body/div[1]/main/section[1]/div/div[1]/div[2]/div[1]/div[2]/div/div/div[1]/p/span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SI GeForce RTX 5070 12G SHADOW 2X OC Graphics Card, 12GB GDDR7 192-Bit Memory, 2542 MHz Boost Clock, 6144 CUDA Cores, 28 Gbps Memory Speed, PCI Express Gen 5 | 912-V532-011 </text:p>
          </table:table-cell>
          <table:table-cell table:style-name="Default" office:value-type="string">
            <text:p>https://ru.microless.com/en/product/msi-geforce-rtx-5070-12g-shadow-2x-oc-graphics-card-12gb-gddr7-192-bit-memory-2542-mhz-boost-clock-6144-cuda-cores-28-gbps-memory-speed-pci-express-gen-5-912-v532-011/</text:p>
          </table:table-cell>
          <table:table-cell table:style-name="Default" office:value-type="string">
            <text:p>/html/body/div[3]/div/div/div[1]/div[2]/div[1]/div[3]/div/div[1]/div[1]/div[1]/div/div[1]/span[1]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NVIDIA GeForce RTX 5070 MSI OC 12Gb (RTX 5070 12G SHADOW 2X OC)</text:p>
          </table:table-cell>
          <table:table-cell table:style-name="ce6" office:value-type="string">
            <text:p><text:a xlink:href="https://www.compday.ru/komplektuyuszie/videokarty/560710.htm">https://www.compday.ru/komplektuyuszie/videokarty/560710.htm</text:a></text:p>
          </table:table-cell>
          <table:table-cell table:style-name="ce1" office:value-type="string">
            <text:p>/html/body/div[1]/main/article/section[1]/aside/p[1]/b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Invalid data by url</text:p>
          </table:table-cell>
          <table:table-cell table:style-name="Default" office:value-type="string">
            <text:p>Invalid str url</text:p>
          </table:table-cell>
          <table:table-cell table:style-name="ce7" office:value-type="string">
            <text:p>/html/body/div[2]/div[3]/div[2]/div[1]/div[2]/div[1]/div/div[1]/input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Invalid data by xpath</text:p>
          </table:table-cell>
          <table:table-cell office:value-type="string">
            <text:p><text:a xlink:href="about:blank">https://docs.google.com/</text:a></text:p>
          </table:table-cell>
          <table:table-cell table:style-name="ce7" office:value-type="string">
            <text:p>invalid str xpath</text:p>
          </table:table-cell>
          <table:table-cell table:number-columns-repeated="1021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2" table:print="false">
        <table:table-column table:style-name="co1" table:number-columns-repeated="6" table:default-cell-style-name="Excel_20_Built-in_20_Normal"/>
        <table:table-column table:style-name="co2" table:number-columns-repeated="20" table:default-cell-style-name="Excel_20_Built-in_20_Normal"/>
        <table:table-column table:style-name="co3" table:number-columns-repeated="998" table:default-cell-style-name="Excel_20_Built-in_20_Normal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 table:print="false">
        <table:table-column table:style-name="co1" table:number-columns-repeated="6" table:default-cell-style-name="Excel_20_Built-in_20_Normal"/>
        <table:table-column table:style-name="co2" table:number-columns-repeated="20" table:default-cell-style-name="Excel_20_Built-in_20_Normal"/>
        <table:table-column table:style-name="co3" table:number-columns-repeated="998" table:default-cell-style-name="Excel_20_Built-in_20_Normal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currency-style style:name="N815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3P0"/>
    </number:currency-style>
    <number:currency-style style:name="N8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4P0"/>
    </number:currency-style>
    <number:currency-style style:name="N815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5P0"/>
    </number:currency-style>
    <number:currency-style style:name="N815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6P0"/>
    </number:currency-style>
    <number:number-style style:name="N8157P0" style:volatile="true" number:language="en" number:country="US">
      <number:number number:decimal-places="0" number:min-integer-digits="1" number:grouping="true"/>
      <number:text> </number:text>
    </number:number-style>
    <number:number-style style:name="N815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en" number:country="US">
      <number:number number:decimal-places="0" number:min-integer-digits="1" number:grouping="true"/>
      <number:text> </number:text>
    </number:number-style>
    <number:number-style style:name="N815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59P0" style:volatile="true" number:language="en" number:country="US">
      <number:number number:decimal-places="2" number:min-integer-digits="1" number:grouping="true"/>
      <number:text> </number:text>
    </number:number-style>
    <number:number-style style:name="N815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59P0"/>
    </number:number-style>
    <number:number-style style:name="N8160P0" style:volatile="true" number:language="en" number:country="US">
      <number:number number:decimal-places="2" number:min-integer-digits="1" number:grouping="true"/>
      <number:text> </number:text>
    </number:number-style>
    <number:number-style style:name="N8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61P2" style:volatile="true" number:language="en" number:country="US">
      <number:text> - </number:text>
    </number:number-style>
    <number:text-style style:name="N8161" number:language="en" number:country="US">
      <number:text> </number:text>
      <number:text-content/>
      <number:text> </number:text>
      <style:map style:condition="value()&gt;0" style:apply-style-name="N8161P0"/>
      <style:map style:condition="value()&lt;0" style:apply-style-name="N8161P1"/>
      <style:map style:condition="value()=0" style:apply-style-name="N8161P2"/>
    </number:text-style>
    <number:currency-style style:name="N8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62P2" style:volatile="true" number:language="en" number:country="US">
      <number:text> </number:text>
      <number:currency-symbol/>
      <number:text>- </number:text>
    </number:currency-style>
    <number:text-style style:name="N8162" number:language="en" number:country="US">
      <number:text> </number:text>
      <number:text-content/>
      <number:text> </number:text>
      <style:map style:condition="value()&gt;0" style:apply-style-name="N8162P0"/>
      <style:map style:condition="value()&lt;0" style:apply-style-name="N8162P1"/>
      <style:map style:condition="value()=0" style:apply-style-name="N8162P2"/>
    </number:text-style>
    <number:number-style style:name="N8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63" number:language="en" number:country="US">
      <number:text> </number:text>
      <number:text-content/>
      <number:text> </number:text>
      <style:map style:condition="value()&gt;0" style:apply-style-name="N8163P0"/>
      <style:map style:condition="value()&lt;0" style:apply-style-name="N8163P1"/>
      <style:map style:condition="value()=0" style:apply-style-name="N8163P2"/>
    </number:text-style>
    <number:currency-style style:name="N8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64" number:language="en" number:country="US">
      <number:text> </number:text>
      <number:text-content/>
      <number:text> </number:text>
      <style:map style:condition="value()&gt;0" style:apply-style-name="N8164P0"/>
      <style:map style:condition="value()&lt;0" style:apply-style-name="N8164P1"/>
      <style:map style:condition="value()=0" style:apply-style-name="N8164P2"/>
    </number:text-style>
    <number:number-style style:name="N8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in" fo:margin-bottom="0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75in" fo:margin-left="0in" fo:margin-right="0in" fo:margin-bottom="0.611in"/>
      </style:header-style>
      <style:footer-style>
        <style:header-footer-properties fo:min-height="0.75in" fo:margin-left="0in" fo:margin-right="0in" fo:margin-top="0.611in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3">03/13/2025</text:date>, <text:time>18:47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Лист2" style:display-name="PageStyle_Лист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Лист3" style:display-name="PageStyle_Лист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13T18:47:33.09</dc:date>
    <meta:generator>OpenOffice/4.1.15$Win32 OpenOffice.org_project/4115m2$Build-9813</meta:generator>
    <meta:editing-duration>PT8M6S</meta:editing-duration>
    <meta:editing-cycles>4</meta:editing-cycles>
    <meta:document-statistic meta:table-count="3" meta:cell-count="21" meta:object-count="0"/>
  </office:meta>
</office:document-meta>
</file>